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77b0" officeooo:paragraph-rsid="001177b0"/>
    </style:style>
    <style:style style:name="P2" style:family="paragraph" style:parent-style-name="Standard">
      <style:text-properties officeooo:rsid="001177b0" officeooo:paragraph-rsid="0012de1a"/>
    </style:style>
    <style:style style:name="P3" style:family="paragraph" style:parent-style-name="Standard">
      <style:text-properties officeooo:rsid="001177b0" officeooo:paragraph-rsid="0012ee65"/>
    </style:style>
    <style:style style:name="P4" style:family="paragraph" style:parent-style-name="Standard">
      <style:text-properties officeooo:rsid="001177b0" officeooo:paragraph-rsid="0013429e"/>
    </style:style>
    <style:style style:name="P5" style:family="paragraph" style:parent-style-name="Standard">
      <style:text-properties officeooo:rsid="001177b0" officeooo:paragraph-rsid="0014d306"/>
    </style:style>
    <style:style style:name="P6" style:family="paragraph" style:parent-style-name="Standard">
      <style:text-properties officeooo:rsid="001177b0" officeooo:paragraph-rsid="0015caac"/>
    </style:style>
    <style:style style:name="P7" style:family="paragraph" style:parent-style-name="Standard">
      <style:text-properties style:font-name="Arial1" officeooo:rsid="001177b0" officeooo:paragraph-rsid="001177b0"/>
    </style:style>
    <style:style style:name="P8" style:family="paragraph" style:parent-style-name="Standard">
      <style:text-properties style:font-name="Arial" officeooo:rsid="001177b0" officeooo:paragraph-rsid="001177b0" style:font-name-asian="Arial2" style:font-name-complex="Arial2"/>
    </style:style>
    <style:style style:name="P9" style:family="paragraph" style:parent-style-name="Standard">
      <style:text-properties style:font-name="Arial" officeooo:rsid="001177b0" officeooo:paragraph-rsid="0013429e" style:font-name-asian="Arial2" style:font-name-complex="Arial2"/>
    </style:style>
    <style:style style:name="P10" style:family="paragraph" style:parent-style-name="Standard">
      <style:text-properties style:font-name="Arial" officeooo:rsid="001177b0" officeooo:paragraph-rsid="00195eb9" style:font-name-asian="Arial2" style:font-name-complex="Arial2"/>
    </style:style>
    <style:style style:name="P11" style:family="paragraph" style:parent-style-name="Standard">
      <style:text-properties style:font-name="Arial" officeooo:rsid="001177b0" officeooo:paragraph-rsid="001b0a0e" style:font-name-asian="Arial2" style:font-name-complex="Arial2"/>
    </style:style>
    <style:style style:name="P12" style:family="paragraph" style:parent-style-name="Standard">
      <style:text-properties style:font-name="Arial" officeooo:rsid="001177b0" officeooo:paragraph-rsid="00206e37" style:font-name-asian="Arial2" style:font-name-complex="Arial2"/>
    </style:style>
    <style:style style:name="P13" style:family="paragraph" style:parent-style-name="Standard">
      <style:text-properties style:font-name="Arial" officeooo:rsid="001177b0" officeooo:paragraph-rsid="0012de1a" style:font-name-asian="Arial2" style:font-name-complex="Arial2"/>
    </style:style>
    <style:style style:name="P14" style:family="paragraph" style:parent-style-name="Standard">
      <style:text-properties style:font-name="Arial" officeooo:rsid="001177b0" officeooo:paragraph-rsid="0015caac" style:font-name-asian="Arial2" style:font-name-complex="Arial2"/>
    </style:style>
    <style:style style:name="P15" style:family="paragraph" style:parent-style-name="Standard">
      <style:text-properties style:font-name="Arial" officeooo:rsid="0012ee65" officeooo:paragraph-rsid="0012ee65" style:font-name-asian="Arial2" style:font-name-complex="Arial2"/>
    </style:style>
    <style:style style:name="P16" style:family="paragraph" style:parent-style-name="Standard">
      <style:text-properties style:font-name="Arial" officeooo:rsid="0012de1a" officeooo:paragraph-rsid="0012de1a" style:font-name-asian="Arial2" style:font-name-complex="Arial2"/>
    </style:style>
    <style:style style:name="P17" style:family="paragraph" style:parent-style-name="Standard">
      <style:text-properties style:font-name="Arial" officeooo:rsid="0012de1a" officeooo:paragraph-rsid="0017882e" style:font-name-asian="Arial2" style:font-name-complex="Arial2"/>
    </style:style>
    <style:style style:name="P18" style:family="paragraph" style:parent-style-name="Standard">
      <style:text-properties style:font-name="Arial" officeooo:rsid="0012de1a" officeooo:paragraph-rsid="001d4d5e" style:font-name-asian="Arial2" style:font-name-complex="Arial2"/>
    </style:style>
    <style:style style:name="P19" style:family="paragraph" style:parent-style-name="Standard">
      <style:text-properties style:font-name="Arial" officeooo:rsid="00206e37" officeooo:paragraph-rsid="00206e37" style:font-name-asian="Arial2" style:font-name-complex="Arial2"/>
    </style:style>
    <style:style style:name="P20" style:family="paragraph" style:parent-style-name="Standard">
      <style:text-properties style:font-name="Arial" officeooo:rsid="0014d306" officeooo:paragraph-rsid="0014d306" style:font-name-asian="Arial2" style:font-name-complex="Arial2"/>
    </style:style>
    <style:style style:name="P21" style:family="paragraph" style:parent-style-name="Standard">
      <style:text-properties style:font-name="Arial" officeooo:rsid="0013429e" officeooo:paragraph-rsid="0012de1a" style:font-name-asian="Arial2" style:font-name-complex="Arial2"/>
    </style:style>
    <style:style style:name="P22" style:family="paragraph" style:parent-style-name="Standard">
      <style:text-properties style:font-name="Arial" officeooo:rsid="0013429e" officeooo:paragraph-rsid="0013429e" style:font-name-asian="Arial2" style:font-name-complex="Arial2"/>
    </style:style>
    <style:style style:name="P23" style:family="paragraph" style:parent-style-name="Standard">
      <style:text-properties style:font-name="Arial" officeooo:rsid="0017882e" officeooo:paragraph-rsid="001dd47f" style:font-name-asian="Arial2" style:font-name-complex="Arial2"/>
    </style:style>
    <style:style style:name="P24" style:family="paragraph" style:parent-style-name="Standard">
      <style:text-properties officeooo:rsid="0012ee65" officeooo:paragraph-rsid="0012ee65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officeooo:rsid="0012de1a" style:font-name-asian="Arial2" style:font-name-complex="Arial2"/>
    </style:style>
    <style:style style:name="T3" style:family="text">
      <style:text-properties style:font-name="Arial" officeooo:rsid="0012ee65" style:font-name-asian="Arial2" style:font-name-complex="Arial2"/>
    </style:style>
    <style:style style:name="T4" style:family="text">
      <style:text-properties style:font-name="Arial" officeooo:rsid="0013429e" style:font-name-asian="Arial2" style:font-name-complex="Arial2"/>
    </style:style>
    <style:style style:name="T5" style:family="text">
      <style:text-properties style:font-name="Arial" officeooo:rsid="0014d306" style:font-name-asian="Arial2" style:font-name-complex="Arial2"/>
    </style:style>
    <style:style style:name="T6" style:family="text">
      <style:text-properties style:font-name="Arial" officeooo:rsid="0015caac" style:font-name-asian="Arial2" style:font-name-complex="Arial2"/>
    </style:style>
    <style:style style:name="T7" style:family="text">
      <style:text-properties style:font-name="Arial" officeooo:rsid="0017882e" style:font-name-asian="Arial2" style:font-name-complex="Arial2"/>
    </style:style>
    <style:style style:name="T8" style:family="text">
      <style:text-properties style:font-name="Arial" officeooo:rsid="00236472" style:font-name-asian="Arial2" style:font-name-complex="Arial2"/>
    </style:style>
    <style:style style:name="T9" style:family="text">
      <style:text-properties style:font-name="Arial" officeooo:rsid="00238e12" style:font-name-asian="Arial2" style:font-name-complex="Arial2"/>
    </style:style>
    <style:style style:name="T10" style:family="text">
      <style:text-properties style:font-name="Arial" officeooo:rsid="0028764e" style:font-name-asian="Arial2" style:font-name-complex="Arial2"/>
    </style:style>
    <style:style style:name="T11" style:family="text">
      <style:text-properties officeooo:rsid="0012de1a"/>
    </style:style>
    <style:style style:name="T12" style:family="text">
      <style:text-properties style:font-name="Arial1"/>
    </style:style>
    <style:style style:name="T13" style:family="text">
      <style:text-properties style:font-name="Arial1" style:font-name-asian="Arial2" style:font-name-complex="Arial2"/>
    </style:style>
    <style:style style:name="T14" style:family="text">
      <style:text-properties officeooo:rsid="0013429e"/>
    </style:style>
    <style:style style:name="T15" style:family="text">
      <style:text-properties officeooo:rsid="0014d306"/>
    </style:style>
    <style:style style:name="T16" style:family="text">
      <style:text-properties officeooo:rsid="0015caac"/>
    </style:style>
    <style:style style:name="T17" style:family="text">
      <style:text-properties officeooo:rsid="0017882e"/>
    </style:style>
    <style:style style:name="T18" style:family="text">
      <style:text-properties officeooo:rsid="001b0a0e"/>
    </style:style>
    <style:style style:name="T19" style:family="text">
      <style:text-properties officeooo:rsid="001eac13"/>
    </style:style>
    <style:style style:name="T20" style:family="text">
      <style:text-properties officeooo:rsid="00206e37"/>
    </style:style>
    <style:style style:name="T21" style:family="text">
      <style:text-properties officeooo:rsid="00236472"/>
    </style:style>
    <style:style style:name="T22" style:family="text">
      <style:text-properties officeooo:rsid="00238e12"/>
    </style:style>
    <style:style style:name="T23" style:family="text">
      <style:text-properties officeooo:rsid="002528b6"/>
    </style:style>
    <style:style style:name="T24" style:family="text">
      <style:text-properties officeooo:rsid="00271e33"/>
    </style:style>
    <style:style style:name="T25" style:family="text">
      <style:text-properties officeooo:rsid="002876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1.<text:span text:style-name="T11">1.</text:span> Register</text:p>
      <text:p text:style-name="P1"><text:s/><text:span text:style-name="T12"><text:s/>1. </text:span><text:span text:style-name="T13">Ent</text:span><text:span text:style-name="T1">ers full name and press 'Register' button.</text:span></text:p>
      <text:p text:style-name="P8"><text:s text:c="2"/>2. Enters password and press 'Register' button.</text:p>
      <text:p text:style-name="P8"><text:s text:c="2"/>3. Enters user name and press 'Register' button.</text:p>
      <text:p text:style-name="P3"><text:span text:style-name="T1"><text:s text:c="2"/>4. </text:span><text:span text:style-name="T2">Combinations of two from those three parameter</text:span><text:span text:style-name="T1"> and press 'Register' button.</text:span></text:p>
      <text:p text:style-name="P8"><text:s text:c="2"/>5. Backend does not answer</text:p>
      <text:p text:style-name="P8"><text:s text:c="2"/>6. Database does not answer</text:p>
      <text:p text:style-name="P8"/>
      <text:p text:style-name="P1"><text:span text:style-name="T2">1</text:span><text:span text:style-name="T1">.</text:span><text:span text:style-name="T2">2.</text:span><text:span text:style-name="T1"> Login</text:span></text:p>
      <text:p text:style-name="P8"><text:s text:c="2"/>1. En<text:span text:style-name="T15">t</text:span>ers user name and press 'Log in' button.</text:p>
      <text:p text:style-name="P8"><text:s text:c="2"/>2. Enters password and press 'Log in' button.</text:p>
      <text:p text:style-name="P8"><text:s text:c="2"/>3. Enters wrong username or password and press 'Log in' button.</text:p>
      <text:p text:style-name="P8"><text:s text:c="2"/><text:span text:style-name="T15">4. Authentication check fails</text:span></text:p>
      <text:p text:style-name="P8"><text:s text:c="2"/><text:span text:style-name="T15">5</text:span>. Backend does not answer</text:p>
      <text:p text:style-name="P8"><text:span text:style-name="T15"><text:s text:c="2"/>6</text:span>. Database does not answer</text:p>
      <text:p text:style-name="P8"/>
      <text:p text:style-name="P19">1.3. Logoff</text:p>
      <text:p text:style-name="P12"><text:s text:c="2"/><text:span text:style-name="T20">1</text:span>. Backend does not answer</text:p>
      <text:p text:style-name="P12"><text:span text:style-name="T15"><text:s text:c="2"/>2</text:span>. Database does not answer</text:p>
      <text:p text:style-name="P8"/>
      <text:p text:style-name="P5"><text:span text:style-name="T2">2.1</text:span><text:span text:style-name="T1">. Create Home/</text:span><text:span text:style-name="T5">House</text:span></text:p>
      <text:p text:style-name="P20"><text:s text:c="5"/>(onko tässä 3 vai 4 parametriä? Sekvenssikaaviossa on name, proxy-address, proxy- </text:p>
      <text:p text:style-name="P20"><text:s text:c="6"/>username ja proxy-password. Design dokussa on home name, service address ja port)</text:p>
      <text:p text:style-name="P8"><text:s text:c="2"/>1. Enters home name and press 'Create' button.</text:p>
      <text:p text:style-name="P8"><text:s text:c="2"/>2. Enters port and press 'Create' button.</text:p>
      <text:p text:style-name="P8"><text:s text:c="2"/>3. Enters service address <text:s/>and press 'Create' button.</text:p>
      <text:p text:style-name="P3"><text:span text:style-name="T1"><text:s text:c="2"/>4. </text:span><text:span text:style-name="T2">Combinations of two from those three parameter</text:span><text:span text:style-name="T1"> and press 'Create' button.</text:span></text:p>
      <text:p text:style-name="P8"><text:s text:c="2"/>5. Backend does not answer</text:p>
      <text:p text:style-name="P8"><text:s text:c="2"/>6. Database does not answer</text:p>
      <text:p text:style-name="P8"/>
      <text:p text:style-name="P16">2.2. Modify Home/<text:span text:style-name="T15">House</text:span></text:p>
      <text:p text:style-name="P16"><text:s text:c="6"/><text:span text:style-name="T15">(sama kysymys kuin 2.1. Create Home:ssa)</text:span></text:p>
      <text:p text:style-name="P9"><text:s text:c="2"/>1. Enters home name and press '<text:span text:style-name="T25">Modify</text:span>' button.</text:p>
      <text:p text:style-name="P9"><text:s text:c="2"/>2. Enters port and press '<text:span text:style-name="T25">Modify</text:span>' button.</text:p>
      <text:p text:style-name="P9"><text:s text:c="2"/>3. Enters service address <text:s/>and press '<text:span text:style-name="T25">Modify</text:span>' button.</text:p>
      <text:p text:style-name="P4"><text:span text:style-name="T1"><text:s text:c="2"/>4. </text:span><text:span text:style-name="T2">Combinations of two from those three parameter</text:span><text:span text:style-name="T1"> and press '</text:span><text:span text:style-name="T10">Modify</text:span><text:span text:style-name="T1">' button.</text:span></text:p>
      <text:p text:style-name="P9"><text:s text:c="2"/>5. Backend does not answer</text:p>
      <text:p text:style-name="P9"><text:s text:c="2"/>6. Database does not answer</text:p>
      <text:p text:style-name="P13"/>
      <text:p text:style-name="P1"><text:span text:style-name="T2">2.3</text:span><text:span text:style-name="T1">. Add room</text:span></text:p>
      <text:p text:style-name="P10"><text:s text:c="2"/>1. Selects room type from dropdown list and press 'Add' button (are we using default</text:p>
      <text:p text:style-name="P10"><text:s text:c="6"/>value <text:span text:style-name="T16">for room name</text:span> in this case?)..</text:p>
      <text:p text:style-name="P6"><text:span text:style-name="T2"><text:s text:c="2"/></text:span><text:span text:style-name="T1">2. Enters room name <text:s/>and press 'Add' button (are we using default value </text:span><text:span text:style-name="T6">for room type</text:span><text:span text:style-name="T1"> in</text:span></text:p>
      <text:p text:style-name="P14"><text:s text:c="6"/>this case?).</text:p>
      <text:p text:style-name="P2"><text:span text:style-name="T1"><text:s text:c="2"/></text:span><text:span text:style-name="T2">3</text:span><text:span text:style-name="T1">. Backend does not answer</text:span></text:p>
      <text:p text:style-name="P2"><text:span text:style-name="T1"><text:s text:c="2"/></text:span><text:span text:style-name="T2">4</text:span><text:span text:style-name="T1">. Database does not answer</text:span></text:p>
      <text:p text:style-name="P8"/>
      <text:p text:style-name="P16">2.4. Remove Home/<text:span text:style-name="T17">House</text:span></text:p>
      <text:p text:style-name="P4"><text:span text:style-name="T1"><text:s text:c="2"/></text:span><text:span text:style-name="T4">1</text:span><text:span text:style-name="T1">. Backend does not answer</text:span></text:p>
      <text:p text:style-name="P9"><text:span text:style-name="T14"><text:s text:c="2"/>2</text:span>. Database does not answer</text:p>
      <text:p text:style-name="P9"><text:s text:c="2"/><text:span text:style-name="T17">3. Are you sure? kysymykseen No</text:span></text:p>
      <text:p text:style-name="P16"><text:soft-page-break/></text:p>
      <text:p text:style-name="P16">3.1. Modify Room</text:p>
      <text:p text:style-name="P21"><text:s text:c="2"/>1. Room name and room type are empty and press ’Modify’ button</text:p>
      <text:p text:style-name="P17"><text:s text:c="2"/><text:span text:style-name="T17">2. Room name or room type are empty and press ’Modify’ button</text:span></text:p>
      <text:p text:style-name="P4"><text:span text:style-name="T1"><text:s text:c="2"/></text:span><text:span text:style-name="T7">3</text:span><text:span text:style-name="T1">. Backend does not answer</text:span></text:p>
      <text:p text:style-name="P9"><text:s text:c="2"/><text:span text:style-name="T17">4</text:span>. Database does not answer</text:p>
      <text:p text:style-name="P16"/>
      <text:p text:style-name="P16">3.2. Remove Room</text:p>
      <text:p text:style-name="P4"><text:span text:style-name="T1"><text:s text:c="2"/></text:span><text:span text:style-name="T4">1</text:span><text:span text:style-name="T1">. Backend does not answer</text:span></text:p>
      <text:p text:style-name="P9"><text:span text:style-name="T14"><text:s text:c="2"/>2</text:span>. Database does not answer</text:p>
      <text:p text:style-name="P11"><text:s text:c="2"/><text:span text:style-name="T17">3. Are you sure? kysymykseen No</text:span></text:p>
      <text:p text:style-name="P16"/>
      <text:p text:style-name="P16">3.3. Add Device</text:p>
      <text:p text:style-name="P16"><text:s text:c="2"/>1. Select device type and press 'Add' button. <text:span text:style-name="T18">(taas käytetäänkö oletus tyyppiä ja nimeä?)</text:span></text:p>
      <text:p text:style-name="P16"><text:s text:c="2"/>2. Enters device name and press 'Add' button.</text:p>
      <text:p text:style-name="P2"><text:span text:style-name="T2"><text:s text:c="2"/>3</text:span><text:span text:style-name="T1">. Backend does not answer</text:span></text:p>
      <text:p text:style-name="P2"><text:span text:style-name="T2"><text:s text:c="2"/>4</text:span><text:span text:style-name="T1">. Database does not answer</text:span></text:p>
      <text:p text:style-name="P16"/>
      <text:p text:style-name="P16">3.4. Open Room View</text:p>
      <text:p text:style-name="P2"><text:span text:style-name="T1"><text:s text:c="2"/></text:span><text:span text:style-name="T2">1</text:span><text:span text:style-name="T1">. Backend does not answer</text:span></text:p>
      <text:p text:style-name="P2"><text:span text:style-name="T2"><text:s text:c="2"/>2</text:span><text:span text:style-name="T1">. Database does not answer</text:span></text:p>
      <text:p text:style-name="P8"/>
      <text:p text:style-name="P16">4.1. <text:s/>Modify Device</text:p>
      <text:p text:style-name="P22"><text:s text:c="2"/>1. Device name and device type are empty and press ’Modify’ button</text:p>
      <text:p text:style-name="P18"><text:s text:c="2"/><text:span text:style-name="T17">2. Device name or device type are empty and press ’Modify’ button</text:span></text:p>
      <text:p text:style-name="P4"><text:span text:style-name="T1"><text:s text:c="2"/></text:span><text:span text:style-name="T8">3</text:span><text:span text:style-name="T1">. Backend does not answer</text:span></text:p>
      <text:p text:style-name="P9"><text:s text:c="2"/><text:span text:style-name="T21">4</text:span>. Database does not answer</text:p>
      <text:p text:style-name="P16"/>
      <text:p text:style-name="P16">4.2. Move Device</text:p>
      <text:p text:style-name="P4"><text:span text:style-name="T1"><text:s text:c="2"/></text:span><text:span text:style-name="T4">1</text:span><text:span text:style-name="T1">. Backend does not answer</text:span></text:p>
      <text:p text:style-name="P9"><text:s text:c="2"/><text:span text:style-name="T14">2</text:span>. Database does not answer</text:p>
      <text:p text:style-name="P16"/>
      <text:p text:style-name="P16">4.3. Remove Device</text:p>
      <text:p text:style-name="P4"><text:span text:style-name="T1"><text:s text:c="2"/></text:span><text:span text:style-name="T4">1</text:span><text:span text:style-name="T1">. Backend does not answer</text:span></text:p>
      <text:p text:style-name="P9"><text:span text:style-name="T14"><text:s text:c="2"/>2</text:span>. Database does not answer</text:p>
      <text:p text:style-name="P23"><text:s text:c="2"/>3. Are you sure? kysymykseen No</text:p>
      <text:p text:style-name="P16"/>
      <text:p text:style-name="P16">4.4. Add Function</text:p>
      <text:p text:style-name="P16"><text:s text:c="2"/>1. Enters function id and press 'Add' button.</text:p>
      <text:p text:style-name="P16"><text:s text:c="2"/>2. Enters function name and press 'Add' button.</text:p>
      <text:p text:style-name="P16"><text:s text:c="2"/>3. Enters selects function type and press 'Add' button.</text:p>
      <text:p text:style-name="P16"><text:s text:c="2"/>4. Combinations of two from those three parameter</text:p>
      <text:p text:style-name="P2"><text:span text:style-name="T2"><text:s text:c="2"/>5</text:span><text:span text:style-name="T1">. Backend does not answer</text:span></text:p>
      <text:p text:style-name="P2"><text:span text:style-name="T2"><text:s text:c="2"/>6</text:span><text:span text:style-name="T1">. Database does not answer</text:span></text:p>
      <text:p text:style-name="P8"/>
      <text:p text:style-name="P15">5.<text:span text:style-name="T24">1</text:span>. Change State/<text:span text:style-name="T19">Control function</text:span></text:p>
      <text:p text:style-name="P3"><text:span text:style-name="T2"><text:s text:c="2"/></text:span><text:span text:style-name="T3">1</text:span><text:span text:style-name="T1">. Backend does not answer</text:span></text:p>
      <text:p text:style-name="P15"><text:s text:c="2"/><text:span text:style-name="T23">2</text:span>. Proxy does not answer</text:p>
      <text:p text:style-name="P15"><text:s text:c="2"/><text:span text:style-name="T23">3</text:span>. Proxy parameter(s) incorrect</text:p>
      <text:p text:style-name="P8"/>
      <text:p text:style-name="P24"><text:span text:style-name="T1">5.2. Verify State/</text:span><text:span text:style-name="T9">Show Function State</text:span></text:p>
      <text:p text:style-name="P3"><text:span text:style-name="T2"><text:s text:c="2"/></text:span><text:span text:style-name="T9">1</text:span><text:span text:style-name="T1">. Database does not answer</text:span></text:p>
      <text:p text:style-name="P15"><text:soft-page-break/><text:s text:c="2"/><text:span text:style-name="T22">2</text:span>. Proxy does not answer</text:p>
      <text:p text:style-name="P15"><text:s text:c="2"/><text:span text:style-name="T22">3</text:span>. Proxy parameter(s) incorrect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2:17:21.373000000</meta:creation-date>
    <dc:date>2019-01-09T13:14:17.620000000</dc:date>
    <meta:editing-duration>PT3H3M56S</meta:editing-duration>
    <meta:editing-cycles>18</meta:editing-cycles>
    <meta:generator>LibreOffice/6.0.7.3$Windows_X86_64 LibreOffice_project/dc89aa7a9eabfd848af146d5086077aeed2ae4a5</meta:generator>
    <meta:document-statistic meta:table-count="0" meta:image-count="0" meta:object-count="0" meta:page-count="3" meta:paragraph-count="89" meta:word-count="558" meta:character-count="3377" meta:non-whitespace-character-count="2740"/>
  </office:meta>
</office:document-meta>
</file>